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3f2fd" draw:textarea-horizontal-align="justify" draw:textarea-vertical-align="middle" draw:auto-grow-height="false" fo:min-height="0.75cm" fo:min-width="5.25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fill="solid" draw:fill-color="#fff8e1" draw:textarea-horizontal-align="justify" draw:textarea-vertical-align="middle" draw:auto-grow-height="false" fo:min-height="1cm" fo:min-width="5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fill="solid" draw:fill-color="#e8f5e9" draw:textarea-horizontal-align="justify" draw:textarea-vertical-align="middle" draw:auto-grow-height="false" fo:min-height="0.75cm" fo:min-width="2.45cm"/>
      <style:paragraph-properties style:writing-mode="lr-tb"/>
    </style:style>
    <style:style style:name="gr8" style:family="graphic" style:parent-style-name="standard">
      <style:graphic-properties draw:stroke="none" draw:fill="none" fo:min-height="2.819cm"/>
      <style:paragraph-properties style:writing-mode="lr-tb"/>
    </style:style>
    <style:style style:name="gr9" style:family="graphic" style:parent-style-name="standard">
      <style:graphic-properties draw:fill="solid" draw:fill-color="#fff8e1" draw:textarea-horizontal-align="justify" draw:textarea-vertical-align="middle" draw:auto-grow-height="false" fo:min-height="1cm" fo:min-width="3.5cm"/>
      <style:paragraph-properties style:writing-mode="lr-tb"/>
    </style:style>
    <style:style style:name="gr10" style:family="graphic" style:parent-style-name="standard">
      <style:graphic-properties draw:fill="solid" draw:fill-color="#fff8e1" draw:textarea-horizontal-align="justify" draw:textarea-vertical-align="middle" draw:auto-grow-height="false" fo:min-height="1cm" fo:min-width="4.95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e3f2fd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fff8e1"/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 draw:fill-color="#e8f5e9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5cm" svg:height="1cm" svg:x="4.4cm" svg:y="2cm">
          <text:p text:style-name="P1"><text:span text:style-name="T1">PizzaProviderMain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75cm" svg:height="1cm" svg:x="4.4cm" svg:y="3.6cm">
          <text:p text:style-name="P1"><text:span text:style-name="T1">MaterialApp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275cm" svg:y1="3cm" svg:x2="7.275cm" svg:y2="3.6cm" draw:start-shape="id1" draw:start-glue-point="2" draw:end-shape="id2" draw:end-glue-point="0" svg:d="M7275 3000v600" svg:viewBox="0 0 1 601">
          <text:p/>
        </draw:connector>
        <draw:custom-shape draw:style-name="gr1" draw:text-style-name="P2" xml:id="id3" draw:id="id3" draw:layer="layout" svg:width="5.75cm" svg:height="1cm" svg:x="4.4cm" svg:y="5.5cm">
          <text:p text:style-name="P1"><text:span text:style-name="T1">ChangeNotifierProvid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275cm" svg:y1="4.6cm" svg:x2="7.275cm" svg:y2="5.5cm" draw:start-shape="id2" draw:start-glue-point="2" draw:end-shape="id3" draw:end-glue-point="0" svg:d="M7275 4600v900" svg:viewBox="0 0 1 901">
          <text:p text:style-name="P4"><text:s text:c="13"/>home</text:p>
        </draw:connector>
        <draw:custom-shape draw:style-name="gr4" draw:text-style-name="P5" xml:id="id4" draw:id="id4" draw:layer="layout" svg:width="5.75cm" svg:height="1.25cm" svg:x="15.2cm" svg:y="5.4cm">
          <text:p text:style-name="P1"><text:span text:style-name="T1">PizzaProvider (ChangeNotifier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15cm" svg:y1="6cm" svg:x2="15.2cm" svg:y2="6.025cm" draw:start-shape="id3" draw:start-glue-point="1" draw:end-shape="id4" draw:end-glue-point="3" svg:d="M10150 6000h2525v25h2525" svg:viewBox="0 0 5051 26">
          <text:p/>
        </draw:connector>
        <draw:custom-shape draw:style-name="gr1" draw:text-style-name="P2" xml:id="id5" draw:id="id5" draw:layer="layout" svg:width="5.75cm" svg:height="1cm" svg:x="4.4cm" svg:y="7cm">
          <text:p text:style-name="P1"><text:span text:style-name="T1">MainScree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275cm" svg:y1="6.5cm" svg:x2="7.275cm" svg:y2="7cm" draw:start-shape="id3" draw:start-glue-point="2" draw:end-shape="id5" draw:end-glue-point="0" svg:d="M7275 6500v500" svg:viewBox="0 0 1 501">
          <text:p/>
        </draw:connector>
        <draw:custom-shape draw:style-name="gr1" draw:text-style-name="P2" xml:id="id6" draw:id="id6" draw:layer="layout" svg:width="5.75cm" svg:height="1cm" svg:x="4.4cm" svg:y="8.5cm">
          <text:p text:style-name="P1"><text:span text:style-name="T1">TabControll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275cm" svg:y1="8cm" svg:x2="7.275cm" svg:y2="8.5cm" draw:start-shape="id5" draw:start-glue-point="2" draw:end-shape="id6" draw:end-glue-point="0" svg:d="M7275 8000v500" svg:viewBox="0 0 1 501">
          <text:p/>
        </draw:connector>
        <draw:custom-shape draw:style-name="gr1" draw:text-style-name="P2" xml:id="id7" draw:id="id7" draw:layer="layout" svg:width="5.75cm" svg:height="1cm" svg:x="0.5cm" svg:y="11cm">
          <text:p text:style-name="P1"><text:span text:style-name="T1">BegudesScre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75cm" svg:height="1cm" svg:x="4.4cm" svg:y="13cm">
          <text:p text:style-name="P1"><text:span text:style-name="T1">EntrantsScre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5cm" svg:height="1cm" svg:x="9.4cm" svg:y="11cm">
          <text:p text:style-name="P1"><text:span text:style-name="T1">PizzesScree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275cm" svg:y1="9.5cm" svg:x2="3.375cm" svg:y2="11cm" draw:start-shape="id6" draw:start-glue-point="2" draw:end-shape="id7" svg:d="M7275 9500v750h-3900v750" svg:viewBox="0 0 3901 1501">
          <text:p/>
        </draw:connector>
        <draw:connector draw:style-name="gr2" draw:text-style-name="P3" draw:layer="layout" svg:x1="7.275cm" svg:y1="9.5cm" svg:x2="12.275cm" svg:y2="11cm" draw:start-shape="id6" draw:start-glue-point="2" draw:end-shape="id8" draw:end-glue-point="0" svg:d="M7275 9500v750h5000v750" svg:viewBox="0 0 5001 1501">
          <text:p/>
        </draw:connector>
        <draw:connector draw:style-name="gr3" draw:text-style-name="P4" draw:layer="layout" svg:x1="7.275cm" svg:y1="9.5cm" svg:x2="7.275cm" svg:y2="13cm" draw:start-shape="id6" draw:start-glue-point="2" draw:end-shape="id9" draw:end-glue-point="0" svg:d="M7275 9500v3500" svg:viewBox="0 0 1 3501">
          <text:p/>
        </draw:connector>
        <draw:frame draw:style-name="gr5" draw:text-style-name="P7" draw:layer="layout" svg:width="3.25cm" svg:height="1cm" svg:x="5.3cm" svg:y="9.65cm">
          <draw:text-box>
            <text:p text:style-name="P6"><text:span text:style-name="T2">children</text:span></text:p>
          </draw:text-box>
        </draw:frame>
        <draw:connector draw:style-name="gr2" draw:text-style-name="P3" draw:layer="layout" svg:x1="15.15cm" svg:y1="11.5cm" svg:x2="18.075cm" svg:y2="6.65cm" draw:start-shape="id8" draw:start-glue-point="1" draw:end-shape="id4" draw:end-glue-point="2" svg:d="M15150 11500h2925v-4850" svg:viewBox="0 0 2926 4851">
          <text:p/>
        </draw:connector>
        <draw:frame draw:style-name="gr6" draw:text-style-name="P7" draw:layer="layout" svg:width="5cm" svg:height="1.039cm" svg:x="15cm" svg:y="11.65cm">
          <draw:text-box>
            <text:p text:style-name="P6"><text:span text:style-name="T2">providerPizzes=Provider.of</text:span></text:p>
          </draw:text-box>
        </draw:frame>
        <draw:custom-shape draw:style-name="gr7" draw:text-style-name="P8" xml:id="id10" draw:id="id10" draw:layer="layout" svg:width="2.95cm" svg:height="1cm" svg:x="10.8cm" svg:y="13.65cm">
          <text:p text:style-name="P1"><text:span text:style-name="T1">PizzaIte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275cm" svg:y1="12cm" svg:x2="12.275cm" svg:y2="13.65cm" draw:start-shape="id8" draw:start-glue-point="2" draw:end-shape="id10" draw:end-glue-point="0" svg:d="M12275 12000v1650" svg:viewBox="0 0 1 1651">
          <text:p/>
        </draw:connector>
        <draw:frame draw:style-name="gr6" draw:text-style-name="P7" draw:layer="layout" svg:width="5cm" svg:height="1.039cm" svg:x="12.3cm" svg:y="12.351cm">
          <draw:text-box>
            <text:p text:style-name="P6"><text:span text:style-name="T2">List</text:span></text:p>
            <text:p text:style-name="P6"><text:span text:style-name="T2">(providerPizzes.llistaPizzes)</text:span></text:p>
          </draw:text-box>
        </draw:frame>
        <draw:frame draw:style-name="gr8" draw:text-style-name="P10" draw:layer="layout" svg:width="8cm" svg:height="3.069cm" svg:x="21.5cm" svg:y="3.181cm">
          <draw:text-box>
            <text:p text:style-name="P9"><text:span text:style-name="T2">List&lt;Pizza&gt;? LlistaPizzes;</text:span><text:span text:style-name="T2"><text:line-break/></text:span><text:span text:style-name="T2">List&lt;Entrant&gt;? llistaEntrants </text:span><text:span text:style-name="T2"><text:line-break/></text:span><text:span text:style-name="T2">List&lt;Beguda&gt;? LlistaBegudes;</text:span><text:span text:style-name="T2"><text:line-break/></text:span><text:span text:style-name="T2"><text:line-break/></text:span><text:span text:style-name="T2">late Stream&lt;List&lt;Cistella&gt;&gt; cistella;</text:span><text:span text:style-name="T2"><text:line-break/></text:span><text:span text:style-name="T2"/></text:p>
          </draw:text-box>
        </draw:frame>
        <draw:custom-shape draw:style-name="gr9" draw:text-style-name="P5" xml:id="id11" draw:id="id11" draw:layer="layout" svg:width="4cm" svg:height="1.25cm" svg:x="19.5cm" svg:y="8.4cm">
          <text:p text:style-name="P1"><text:span text:style-name="T1">PizzaRepositor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95cm" svg:y1="6.025cm" svg:x2="21.5cm" svg:y2="8.4cm" draw:start-shape="id4" draw:start-glue-point="1" draw:end-shape="id11" draw:end-glue-point="0" svg:d="M20950 6025h550v2375" svg:viewBox="0 0 551 2376">
          <text:p/>
        </draw:connector>
        <draw:custom-shape draw:style-name="gr9" draw:text-style-name="P5" xml:id="id12" draw:id="id12" draw:layer="layout" svg:width="4cm" svg:height="1.25cm" svg:x="24.2cm" svg:y="8.4cm">
          <text:p text:style-name="P1"><text:span text:style-name="T1">CistellaRepositor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95cm" svg:y1="6.025cm" svg:x2="26.2cm" svg:y2="8.4cm" draw:start-shape="id4" draw:start-glue-point="1" draw:end-shape="id12" draw:end-glue-point="0" svg:d="M20950 6025h5250v2375" svg:viewBox="0 0 5251 2376">
          <text:p/>
        </draw:connector>
        <draw:custom-shape draw:style-name="gr9" draw:text-style-name="P5" xml:id="id13" draw:id="id13" draw:layer="layout" svg:width="4cm" svg:height="1.25cm" svg:x="19.5cm" svg:y="10.5cm">
          <text:p text:style-name="P1"><text:span text:style-name="T1">Serveis</text:span></text:p>
          <text:p text:style-name="P1"><text:span text:style-name="T1">(peticions HTTP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4" draw:id="id14" draw:layer="layout" svg:width="5.45cm" svg:height="1.25cm" svg:x="22.75cm" svg:y="12.3cm">
          <text:p text:style-name="P1"><text:span text:style-name="T1">CistellaPizzaProviderD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5cm" svg:y1="9.65cm" svg:x2="21.5cm" svg:y2="10.5cm" draw:start-shape="id11" draw:start-glue-point="2" draw:end-shape="id13" svg:d="M21500 9650v850" svg:viewBox="0 0 1 851">
          <text:p/>
        </draw:connector>
        <draw:connector draw:style-name="gr2" draw:text-style-name="P3" draw:layer="layout" svg:x1="26.2cm" svg:y1="9.65cm" svg:x2="25.475cm" svg:y2="12.3cm" draw:start-shape="id12" draw:end-shape="id14" draw:end-glue-point="0" svg:d="M26200 9650v1325h-725v1325" svg:viewBox="0 0 726 2651">
          <text:p/>
        </draw:connector>
        <draw:custom-shape draw:style-name="gr10" draw:text-style-name="P5" xml:id="id15" draw:id="id15" draw:layer="layout" svg:width="5.45cm" svg:height="1.25cm" svg:x="22.75cm" svg:y="14.3cm">
          <text:p text:style-name="P1"><text:span text:style-name="T1">CistellaDAO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6" draw:id="id16" draw:layer="layout" svg:width="5.45cm" svg:height="1.25cm" svg:x="22.75cm" svg:y="16.2cm">
          <text:p text:style-name="P1"><text:span text:style-name="T1">Cistell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5.475cm" svg:y1="13.55cm" svg:x2="25.475cm" svg:y2="14.3cm" draw:start-shape="id14" draw:start-glue-point="2" draw:end-shape="id15" svg:d="M25475 13550v750" svg:viewBox="0 0 1 751">
          <text:p/>
        </draw:connector>
        <draw:connector draw:style-name="gr2" draw:text-style-name="P3" draw:layer="layout" svg:x1="25.475cm" svg:y1="15.55cm" svg:x2="25.475cm" svg:y2="16.2cm" draw:start-shape="id15" draw:start-glue-point="2" draw:end-shape="id16" draw:end-glue-point="0" svg:d="M25475 15550v650" svg:viewBox="0 0 1 6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30T07:00:04.800543925</meta:creation-date>
    <dc:date>2024-04-30T07:30:27.376976341</dc:date>
    <meta:editing-duration>PT7M2S</meta:editing-duration>
    <meta:editing-cycles>1</meta:editing-cycles>
    <meta:document-statistic meta:object-count="36"/>
    <meta:generator>LibreOffice/7.3.7.2$Linux_X86_64 LibreOffice_project/30$Build-2</meta:generator>
  </office:meta>
</office:document-meta>
</file>